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1040" officeooo:paragraph-rsid="00121040"/>
    </style:style>
    <style:style style:name="P2" style:family="paragraph" style:parent-style-name="Standard">
      <style:text-properties officeooo:rsid="001388b2" officeooo:paragraph-rsid="00121040"/>
    </style:style>
    <style:style style:name="P3" style:family="paragraph" style:parent-style-name="Standard">
      <style:text-properties officeooo:rsid="001388b2" officeooo:paragraph-rsid="001388b2"/>
    </style:style>
    <style:style style:name="P4" style:family="paragraph" style:parent-style-name="Standard">
      <style:text-properties officeooo:rsid="001388b2" officeooo:paragraph-rsid="0014dbc1"/>
    </style:style>
    <style:style style:name="P5" style:family="paragraph" style:parent-style-name="Standard">
      <style:text-properties officeooo:rsid="0014ba15" officeooo:paragraph-rsid="0014ba15"/>
    </style:style>
    <style:style style:name="P6" style:family="paragraph" style:parent-style-name="Standard">
      <style:text-properties officeooo:rsid="0015baf0" officeooo:paragraph-rsid="0018a07b"/>
    </style:style>
    <style:style style:name="P7" style:family="paragraph" style:parent-style-name="Standard">
      <style:text-properties officeooo:rsid="0018a07b" officeooo:paragraph-rsid="0018a07b"/>
    </style:style>
    <style:style style:name="P8" style:family="paragraph" style:parent-style-name="Standard">
      <style:paragraph-properties fo:orphans="2" fo:widows="2" fo:hyphenation-ladder-count="no-limit"/>
      <style:text-properties style:font-name="Liberation Serif" fo:hyphenate="false" fo:hyphenation-remain-char-count="2" fo:hyphenation-push-char-count="2"/>
    </style:style>
    <style:style style:name="P9" style:family="paragraph" style:parent-style-name="Standard">
      <style:text-properties style:font-name="Liberation Serif" officeooo:rsid="00121040" officeooo:paragraph-rsid="00121040"/>
    </style:style>
    <style:style style:name="P10" style:family="paragraph" style:parent-style-name="Standard">
      <style:text-properties style:font-name="Liberation Serif" officeooo:rsid="0015baf0" officeooo:paragraph-rsid="0018a07b"/>
    </style:style>
    <style:style style:name="P11" style:family="paragraph" style:parent-style-name="Standard">
      <style:text-properties style:font-name="Liberation Serif" officeooo:rsid="001db10e" officeooo:paragraph-rsid="001db10e"/>
    </style:style>
    <style:style style:name="P12" style:family="paragraph" style:parent-style-name="Standard">
      <style:text-properties style:font-name="Liberation Serif" officeooo:rsid="0021bb4e" officeooo:paragraph-rsid="0021bb4e"/>
    </style:style>
    <style:style style:name="P13" style:family="paragraph" style:parent-style-name="Standard">
      <style:text-properties style:font-name="Liberation Serif" officeooo:rsid="002a96b8" officeooo:paragraph-rsid="002a96b8"/>
    </style:style>
    <style:style style:name="P14" style:family="paragraph" style:parent-style-name="Standard">
      <style:text-properties style:font-name="Liberation Serif" officeooo:rsid="002a96b8" officeooo:paragraph-rsid="002bff03"/>
    </style:style>
    <style:style style:name="P15" style:family="paragraph" style:parent-style-name="Standard">
      <style:text-properties style:font-name="Liberation Serif" officeooo:rsid="002bff03" officeooo:paragraph-rsid="002bff03"/>
    </style:style>
    <style:style style:name="P16" style:family="paragraph" style:parent-style-name="Standard">
      <style:text-properties style:font-name="Liberation Serif" officeooo:rsid="001ab896" officeooo:paragraph-rsid="002a96b8"/>
    </style:style>
    <style:style style:name="P17" style:family="paragraph" style:parent-style-name="Standard">
      <style:text-properties officeooo:rsid="00195a4d" officeooo:paragraph-rsid="0018a07b"/>
    </style:style>
    <style:style style:name="P18" style:family="paragraph" style:parent-style-name="Standard">
      <style:text-properties officeooo:rsid="001ab896" officeooo:paragraph-rsid="001ab896"/>
    </style:style>
    <style:style style:name="P19" style:family="paragraph" style:parent-style-name="Standard">
      <style:text-properties officeooo:rsid="001ab896" officeooo:paragraph-rsid="0021bb4e"/>
    </style:style>
    <style:style style:name="P20" style:family="paragraph" style:parent-style-name="Standard">
      <style:text-properties officeooo:rsid="001db10e" officeooo:paragraph-rsid="001db10e"/>
    </style:style>
    <style:style style:name="P21" style:family="paragraph" style:parent-style-name="Standard">
      <style:text-properties officeooo:rsid="001fa2e7" officeooo:paragraph-rsid="001fa2e7"/>
    </style:style>
    <style:style style:name="P22" style:family="paragraph" style:parent-style-name="Standard">
      <style:text-properties officeooo:rsid="0020dd22" officeooo:paragraph-rsid="0020dd22"/>
    </style:style>
    <style:style style:name="P23" style:family="paragraph" style:parent-style-name="Standard">
      <style:text-properties officeooo:rsid="0021bb4e" officeooo:paragraph-rsid="0021bb4e"/>
    </style:style>
    <style:style style:name="P24" style:family="paragraph" style:parent-style-name="Standard">
      <style:text-properties officeooo:rsid="0021bb4e" officeooo:paragraph-rsid="0023f6a2"/>
    </style:style>
    <style:style style:name="P25" style:family="paragraph" style:parent-style-name="Standard">
      <style:text-properties officeooo:rsid="00229fe9" officeooo:paragraph-rsid="00229fe9"/>
    </style:style>
    <style:style style:name="P26" style:family="paragraph" style:parent-style-name="Standard">
      <style:text-properties officeooo:rsid="00229fe9" officeooo:paragraph-rsid="0023f6a2"/>
    </style:style>
    <style:style style:name="P27" style:family="paragraph" style:parent-style-name="Standard">
      <style:text-properties officeooo:rsid="0023f6a2" officeooo:paragraph-rsid="0023f6a2"/>
    </style:style>
    <style:style style:name="P28" style:family="paragraph" style:parent-style-name="Standard">
      <style:text-properties officeooo:rsid="002596c5" officeooo:paragraph-rsid="002596c5"/>
    </style:style>
    <style:style style:name="P29" style:family="paragraph" style:parent-style-name="Standard">
      <style:text-properties officeooo:rsid="0027a569" officeooo:paragraph-rsid="0027a569"/>
    </style:style>
    <style:style style:name="P30" style:family="paragraph" style:parent-style-name="Standard">
      <style:text-properties officeooo:rsid="0014dbc1" officeooo:paragraph-rsid="0014dbc1"/>
    </style:style>
    <style:style style:name="P31" style:family="paragraph" style:parent-style-name="Standard">
      <style:text-properties officeooo:rsid="002a96b8" officeooo:paragraph-rsid="0027a569"/>
    </style:style>
    <style:style style:name="P32" style:family="paragraph" style:parent-style-name="Standard">
      <style:text-properties officeooo:rsid="002a96b8" officeooo:paragraph-rsid="002a96b8"/>
    </style:style>
    <style:style style:name="P33" style:family="paragraph" style:parent-style-name="Standard">
      <style:text-properties officeooo:rsid="002a96b8" officeooo:paragraph-rsid="002bff03"/>
    </style:style>
    <style:style style:name="P34" style:family="paragraph" style:parent-style-name="Standard">
      <style:text-properties officeooo:rsid="002bff03" officeooo:paragraph-rsid="002bff03"/>
    </style:style>
    <style:style style:name="P35" style:family="paragraph" style:parent-style-name="Standard">
      <style:text-properties officeooo:rsid="002d095d" officeooo:paragraph-rsid="002d095d"/>
    </style:style>
    <style:style style:name="P36" style:family="paragraph" style:parent-style-name="Standard">
      <style:text-properties officeooo:rsid="0027a569" officeooo:paragraph-rsid="0027a569"/>
    </style:style>
    <style:style style:name="P37" style:family="paragraph" style:parent-style-name="Standard">
      <style:text-properties officeooo:rsid="00428406" officeooo:paragraph-rsid="00428406"/>
    </style:style>
    <style:style style:name="P38" style:family="paragraph" style:parent-style-name="Standard">
      <style:text-properties officeooo:rsid="00459a3e" officeooo:paragraph-rsid="00459a3e"/>
    </style:style>
    <style:style style:name="P39" style:family="paragraph" style:parent-style-name="Standard">
      <style:text-properties officeooo:rsid="001db10e" officeooo:paragraph-rsid="0027a569"/>
    </style:style>
    <style:style style:name="P40" style:family="paragraph" style:parent-style-name="Standard">
      <style:text-properties officeooo:rsid="001db10e" officeooo:paragraph-rsid="001db10e"/>
    </style:style>
    <style:style style:name="P41" style:family="paragraph" style:parent-style-name="Standard">
      <style:text-properties officeooo:rsid="0049828c" officeooo:paragraph-rsid="0049828c"/>
    </style:style>
    <style:style style:name="P42" style:family="paragraph" style:parent-style-name="Standard">
      <style:text-properties officeooo:rsid="0049828c" officeooo:paragraph-rsid="004af7c3"/>
    </style:style>
    <style:style style:name="P43" style:family="paragraph" style:parent-style-name="Standard">
      <style:text-properties officeooo:rsid="004af7c3" officeooo:paragraph-rsid="004af7c3"/>
    </style:style>
    <style:style style:name="P44"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45" style:family="paragraph" style:parent-style-name="Standard">
      <style:paragraph-properties fo:text-align="start" style:justify-single-word="false" fo:orphans="2" fo:widows="2" fo:hyphenation-ladder-count="no-limit" style:writing-mode="lr-tb"/>
      <style:text-properties style:font-name="Liberation Serif" fo:hyphenate="false" fo:hyphenation-remain-char-count="2" fo:hyphenation-push-char-count="2"/>
    </style:style>
    <style:style style:name="T1" style:family="text">
      <style:text-properties style:font-name="Liberation Serif"/>
    </style:style>
    <style:style style:name="T2" style:family="text">
      <style:text-properties style:font-name="Liberation Serif" officeooo:rsid="0018a07b"/>
    </style:style>
    <style:style style:name="T3" style:family="text">
      <style:text-properties style:font-name="Liberation Serif" officeooo:rsid="002596c5"/>
    </style:style>
    <style:style style:name="T4" style:family="text">
      <style:text-properties style:font-name="Liberation Serif" officeooo:rsid="002bff03"/>
    </style:style>
    <style:style style:name="T5" style:family="text">
      <style:text-properties style:font-name="Liberation Serif" officeooo:rsid="003b333a"/>
    </style:style>
    <style:style style:name="T6" style:family="text">
      <style:text-properties style:font-name="Liberation Serif" officeooo:rsid="0043e335"/>
    </style:style>
    <style:style style:name="T7" style:family="text">
      <style:text-properties style:font-name="Liberation Serif" officeooo:rsid="00459a3e"/>
    </style:style>
    <style:style style:name="T8" style:family="text">
      <style:text-properties officeooo:rsid="001388b2"/>
    </style:style>
    <style:style style:name="T9" style:family="text">
      <style:text-properties officeooo:rsid="0014dbc1"/>
    </style:style>
    <style:style style:name="T10" style:family="text">
      <style:text-properties officeooo:rsid="0016a409"/>
    </style:style>
    <style:style style:name="T11" style:family="text">
      <style:text-properties officeooo:rsid="0018a07b"/>
    </style:style>
    <style:style style:name="T12" style:family="text">
      <style:text-properties officeooo:rsid="001ab896"/>
    </style:style>
    <style:style style:name="T13" style:family="text">
      <style:text-properties officeooo:rsid="001db10e"/>
    </style:style>
    <style:style style:name="T14" style:family="text">
      <style:text-properties officeooo:rsid="0021bb4e"/>
    </style:style>
    <style:style style:name="T15" style:family="text">
      <style:text-properties officeooo:rsid="0023f6a2"/>
    </style:style>
    <style:style style:name="T16" style:family="text">
      <style:text-properties officeooo:rsid="002e9afb"/>
    </style:style>
    <style:style style:name="T17" style:family="text">
      <style:text-properties officeooo:rsid="004af7c3"/>
    </style:style>
    <style:style style:name="T18" style:family="text">
      <style:text-properties officeooo:rsid="004bb225"/>
    </style:style>
    <style:style style:name="T19" style:family="text">
      <style:text-properties officeooo:rsid="004bf0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9"># I. </text:span>General architecture of Chamaileo<text:span text:style-name="T8">n</text:span></text:p>
      <text:p text:style-name="P2"/>
      <text:p text:style-name="P1"/>
      <text:p text:style-name="P1">Frontend and backend is separated.</text:p>
      <text:p text:style-name="P3"/>
      <text:p text:style-name="P30"><text:span text:style-name="T19">## </text:span>I. 1.</text:p>
      <text:p text:style-name="P4">**On the frontend:**</text:p>
      <text:p text:style-name="P3"/>
      <text:p text:style-name="P3">app.chamaileon.io-spa</text:p>
      <text:p text:style-name="P3"/>
      <text:p text:style-name="P3">Plugins:</text:p>
      <text:p text:style-name="P3">content-editor</text:p>
      <text:p text:style-name="P3">layout-editor</text:p>
      <text:p text:style-name="P3">template-layer<text:tab/></text:p>
      <text:p text:style-name="P3">supergallery</text:p>
      <text:p text:style-name="P3">superpreview</text:p>
      <text:p text:style-name="P3">json-preview</text:p>
      <text:p text:style-name="P3">html-import-plugin</text:p>
      <text:p text:style-name="P3"/>
      <text:p text:style-name="P4">**On the backend:** </text:p>
      <text:p text:style-name="P4"/>
      <text:p text:style-name="P3">api.chamaileon.io</text:p>
      <text:p text:style-name="P3">api.templates.edmdesigner.com</text:p>
      <text:p text:style-name="P3">api.gallery.edmdesigner.com</text:p>
      <text:p text:style-name="P3">api.import.edmdesigner.com</text:p>
      <text:p text:style-name="P3">export.edmdesigner.com</text:p>
      <text:p text:style-name="P3">auth.edmdesigner.com</text:p>
      <text:p text:style-name="P3">eml-generator-service<text:tab/></text:p>
      <text:p text:style-name="P3">superpayment</text:p>
      <text:p text:style-name="P3"/>
      <text:p text:style-name="P3"/>
      <text:p text:style-name="P3"/>
      <text:p text:style-name="P30"><text:span text:style-name="T19">## </text:span>I. 2.</text:p>
      <text:p text:style-name="P4">**Communication between frontend and backend**</text:p>
      <text:p text:style-name="P1"/>
      <text:p text:style-name="P1">app.chamaileon.io-spa –-------------------&gt; api.chamaileon.io</text:p>
      <text:p text:style-name="P1"/>
      <text:p text:style-name="P1">plugins</text:p>
      <text:p text:style-name="P1"/>
      <text:p text:style-name="P9">template-layer<text:tab/><text:tab/>------------------→ api.templates.edmdesigner.com</text:p>
      <text:p text:style-name="P9">supergallery<text:tab/><text:tab/>------------------→ api.gallery.edmdesigner.com</text:p>
      <text:p text:style-name="P1">html-import-plugin<text:tab/>------------------→ api.import.edmdesigner.com</text:p>
      <text:p text:style-name="P1"/>
      <text:p text:style-name="P1">content-editor </text:p>
      <text:p text:style-name="P1">layout-editor</text:p>
      <text:p text:style-name="P1">superpreview</text:p>
      <text:p text:style-name="P1">json-preview------------------→ do not have a dedicated backend, but they still communicate with <text:tab/><text:tab/><text:tab/><text:tab/><text:tab/>auth.edmdesigner.com</text:p>
      <text:p text:style-name="P1"/>
      <text:p text:style-name="P1"/>
      <text:p text:style-name="P1"/>
      <text:p text:style-name="P1"><text:soft-page-break/></text:p>
      <text:p text:style-name="P1"/>
      <text:p text:style-name="P1"/>
      <text:p text:style-name="P1"/>
      <text:p text:style-name="P30"><text:span text:style-name="T19"># </text:span>II. <text:span text:style-name="T8">Serving out frontend and backend</text:span></text:p>
      <text:p text:style-name="P3"/>
      <text:p text:style-name="P3"/>
      <text:p text:style-name="P3"><text:span text:style-name="T19">## II. 1. </text:span>Frontend:</text:p>
      <text:p text:style-name="P3"/>
      <text:p text:style-name="P3"><text:span text:style-name="T12">**a) </text:span>SPA**</text:p>
      <text:p text:style-name="P3"/>
      <text:p text:style-name="P18">The parts of Chamaileon other than the plugins and libs (e.g. index.html, main.min.js) are overwritten by each release. These are served by S3 and CDN. <text:span text:style-name="T13">Spa is currently not versioned. It is published on</text:span></text:p>
      <text:p text:style-name="P18"/>
      <text:p text:style-name="P21">app.chamaileon.io</text:p>
      <text:p text:style-name="P21">app-staging.chamaileon.io</text:p>
      <text:p text:style-name="P3"/>
      <text:p text:style-name="P18">The package.json of SPA contains which version of each plugin does it need. </text:p>
      <text:p text:style-name="P3"/>
      <text:p text:style-name="P3"><text:span text:style-name="T12">**b) </text:span>Plugins**</text:p>
      <text:p text:style-name="P5"/>
      <text:p text:style-name="P6"><text:span text:style-name="T11">The plugins are intergrated into the publisher (Chamaileon in our case) through connectors and they are nested within &lt;iframes&gt;. They</text:span> are communicating <text:span text:style-name="T10">with the publisher </text:span>through postMessages. They are initialized through postMessages as well. </text:p>
      <text:p text:style-name="P6"/>
      <text:p text:style-name="P6"><text:span text:style-name="T2">All the versions of p</text:span><text:span text:style-name="T1">lugins are published on </text:span></text:p>
      <text:p text:style-name="P8"/>
      <text:p text:style-name="P8">plugins.edmdesigner.com</text:p>
      <text:p text:style-name="P10">plugins-staging.edmdesigner.com</text:p>
      <text:p text:style-name="P17"/>
      <text:p text:style-name="P18">The connectors are published on npm.edmdesigner.com.</text:p>
      <text:p text:style-name="P18"/>
      <text:p text:style-name="P18"/>
      <text:p text:style-name="P20"><text:span text:style-name="T19">## </text:span>II. 2. Backend</text:p>
      <text:p text:style-name="P7"/>
      <text:p text:style-name="P21">Backens are currently not versioned. Each have staging and master. </text:p>
      <text:p text:style-name="P21"/>
      <text:p text:style-name="P21">api.chamaileon.io is communicating with the app.chamaileon.io-spa, with the DB, Redis, payment api etc. </text:p>
      <text:p text:style-name="P21"/>
      <text:p text:style-name="P22">The build process of the backends is the docker build. When merging into the staging or master, the docker build is started, which creates the docker image. The docker image is hosted on dockerHub. DockerHub deploys the docker image and creates containers from it. Rancher then deploys them into servers located in the US and EU. </text:p>
      <text:p text:style-name="P22"/>
      <text:p text:style-name="P22">Both the EU and US servers have two proxies, that are connected to two (-----), and both of these (----) run two <text:s/>docker containers. <text:span text:style-name="T14">A load-balancer is helping to serve out incoming requests even in case of any of docker containers, (---) or servers stops working.</text:span></text:p>
      <text:p text:style-name="P22"/>
      <text:p text:style-name="P22"/>
      <text:p text:style-name="P20"><text:span text:style-name="T19">## </text:span>II. 3. <text:span text:style-name="T1"><text:s/>To do in the future</text:span></text:p>
      <text:p text:style-name="P8"><text:soft-page-break/></text:p>
      <text:p text:style-name="P8">* versioning of SPA to make release rollbacks easier: index.html could possibly contain which version of the app is needed. When releasing a new version, only the index.html should be overwritten, making the release process easier and faster. </text:p>
      <text:p text:style-name="P11">* versioning of backends</text:p>
      <text:p text:style-name="P1"/>
      <text:p text:style-name="P1"/>
      <text:p text:style-name="P1"/>
      <text:p text:style-name="P18"><text:span text:style-name="T19"># </text:span>III. C<text:span text:style-name="T9">onfigs and build processes</text:span></text:p>
      <text:p text:style-name="P18"/>
      <text:p text:style-name="P23"><text:span text:style-name="T19">## </text:span>III. 1. Frontend</text:p>
      <text:p text:style-name="P23"/>
      <text:p text:style-name="P23">The frontend uses </text:p>
      <text:p text:style-name="P23">* dev</text:p>
      <text:p text:style-name="P23">* staging</text:p>
      <text:p text:style-name="P23">* prod configs.</text:p>
      <text:p text:style-name="P23"/>
      <text:p text:style-name="P23">The requested data are built into the app by the build process → build-time config.</text:p>
      <text:p text:style-name="P23">There are no sensitive data on the frontend.</text:p>
      <text:p text:style-name="P23"/>
      <text:p text:style-name="P25">The build process is done by gulp and supergulp. There are dev, staging and prod builds. The requested data are built into an edmRouteConfig.json fájl into the dist folder. The app will use this built json fájl and use the data accordingly.</text:p>
      <text:p text:style-name="P23"/>
      <text:p text:style-name="P23"><text:span text:style-name="T19">## </text:span>III. 2. Backend</text:p>
      <text:p text:style-name="P23"/>
      <text:p text:style-name="P27">The backend uses</text:p>
      <text:p text:style-name="P27">* dev</text:p>
      <text:p text:style-name="P27">* staging</text:p>
      <text:p text:style-name="P27">* prod</text:p>
      <text:p text:style-name="P27">configs.</text:p>
      <text:p text:style-name="P24"/>
      <text:p text:style-name="P25">The <text:span text:style-name="T15">requested data are read when the server is started → run-time config.</text:span></text:p>
      <text:p text:style-name="P27">Sensitive data are kept in secret.json files, which are merged on to the config files when needed.</text:p>
      <text:p text:style-name="P26"/>
      <text:p text:style-name="P28">(!!!!!!) staging / master differences in more details</text:p>
      <text:p text:style-name="P28"/>
      <text:p text:style-name="P23"><text:span text:style-name="T1">The build process of the backends is the docker build. </text:span><text:span text:style-name="T3">The staging build is done by the edmdesigner build-server. </text:span><text:span text:style-name="T1">When merging into the master, the docker build is started, which creates the docker image. The docker image is hosted on dockerHub. DockerHub deploys the docker image and creates containers from it. Rancher then deploys them into servers located in the US and EU. </text:span></text:p>
      <text:p text:style-name="P8"/>
      <text:p text:style-name="P12">Both the EU and US servers have two proxies, that are connected to two (-----), and both of these (----) run two <text:s/>docker containers. A load-balancer is helping to serve out incoming requests even in case of any of docker containers, (---) or servers stops working.</text:p>
      <text:p text:style-name="P19"/>
      <text:p text:style-name="P19"/>
      <text:p text:style-name="P19"/>
      <text:p text:style-name="P19"/>
      <text:p text:style-name="P19"/>
      <text:p text:style-name="P19"/>
      <text:p text:style-name="P20"><text:span text:style-name="T19"># </text:span>IV. Release methods</text:p>
      <text:p text:style-name="P20"><text:soft-page-break/></text:p>
      <text:p text:style-name="P29"><text:span text:style-name="T19">## </text:span>IV. 1. SPA</text:p>
      <text:p text:style-name="P29"/>
      <text:p text:style-name="P37"><text:span text:style-name="T1">It is published on</text:span></text:p>
      <text:p text:style-name="P45"/>
      <text:p text:style-name="P44"><text:span text:style-name="T1">app.chamaileon.io</text:span></text:p>
      <text:p text:style-name="P37"><text:span text:style-name="T1">app-staging.chamaileon.io</text:span></text:p>
      <text:p text:style-name="P37"><text:span text:style-name="T1"/></text:p>
      <text:p text:style-name="P37"><text:span text:style-name="T6">Possible p</text:span><text:span text:style-name="T1">roblems </text:span><text:span text:style-name="T6">might happen when releasing the master version. Checking if all the required plugin versions are published on master is done manually, there is no automated check for this. This can cause </text:span><text:span text:style-name="T7">dependency hiatus problem.</text:span></text:p>
      <text:p text:style-name="P37"><text:span text:style-name="T7"/></text:p>
      <text:p text:style-name="P38"><text:span text:style-name="T1">Another <text:s/>problem and to-do for the future is to make the rollback of the SPA easier and faster → see chapter <text:s/>II. 3. </text:span></text:p>
      <text:p text:style-name="P29"/>
      <text:p text:style-name="P29"><text:span text:style-name="T19">## </text:span>IV. 2. Plugins</text:p>
      <text:p text:style-name="P31"/>
      <text:p text:style-name="P32">Plugins are published on</text:p>
      <text:p text:style-name="P32"/>
      <text:p text:style-name="P13">plugins.edmdesigner.com</text:p>
      <text:p text:style-name="P13">plugins-staging.edmdesigner.com</text:p>
      <text:p text:style-name="P13"/>
      <text:p text:style-name="P32"><text:span text:style-name="T1">There will allways be more versions published on staging, because only the correctly working versions will be published on master, after </text:span><text:span text:style-name="T4">we made sure of them workig on app-staging.chamaileon.io.</text:span></text:p>
      <text:p text:style-name="P13"/>
      <text:p text:style-name="P33"><text:span text:style-name="T1">The related connectors are published </text:span><text:span text:style-name="T5">on </text:span><text:span text:style-name="T4">npm in the following way: </text:span></text:p>
      <text:p text:style-name="P15"/>
      <text:p text:style-name="P15">staging versions → npm.edmdesigner.com (private npm)</text:p>
      <text:p text:style-name="P15">master versions → npmjs.org (public npm)</text:p>
      <text:p text:style-name="P14"/>
      <text:p text:style-name="P15">The SPA is depending on them in the following way:</text:p>
      <text:p text:style-name="P15"/>
      <text:p text:style-name="P15">app-staging.chamaileon.io → plugins-staging.edmdesigner.com</text:p>
      <text:p text:style-name="P15">app.chamaileon.io → plugins.edmdesigner.com</text:p>
      <text:p text:style-name="P16"/>
      <text:p text:style-name="P29"/>
      <text:p text:style-name="P29"><text:span text:style-name="T19">## </text:span>IV. 3. Libs</text:p>
      <text:p text:style-name="P34">Libs have only master versions. </text:p>
      <text:p text:style-name="P34">They are published on </text:p>
      <text:p text:style-name="P34"/>
      <text:p text:style-name="P35">npm.edmdesigner.com (private npm)</text:p>
      <text:p text:style-name="P35">npmjs.org (public npm)</text:p>
      <text:p text:style-name="P35"/>
      <text:p text:style-name="P35">depending on whether they are open source or closed source. <text:span text:style-name="T16">Possible errors might come from version conlicts.</text:span></text:p>
      <text:p text:style-name="P29"/>
      <text:p text:style-name="P29"/>
      <text:p text:style-name="P29"/>
      <text:p text:style-name="P29"/>
      <text:p text:style-name="P29"/>
      <text:p text:style-name="P39"/>
      <text:p text:style-name="P20"><text:soft-page-break/><text:span text:style-name="T19"># </text:span>V. Scripts and commonly done tasks</text:p>
      <text:p text:style-name="P20"/>
      <text:p text:style-name="P41">Source files to check out:</text:p>
      <text:p text:style-name="P41"/>
      <text:p text:style-name="P41">chamaileon-universe repository, js-universe branch:</text:p>
      <text:p text:style-name="P20"/>
      <text:p text:style-name="P41">* chamaileon-universe/index.js</text:p>
      <text:p text:style-name="P41">* chamaileon-universe/utils/versions.js</text:p>
      <text:p text:style-name="P41"/>
      <text:p text:style-name="P41"><text:span text:style-name="T19">## V. 1. </text:span>Most frequently repeated tasks <text:span text:style-name="T17">and related scripts</text:span>:</text:p>
      <text:p text:style-name="P41"/>
      <text:p text:style-name="P41">- increase version of libs and plugins →<text:span text:style-name="T17"> node index.js incr-version path branch</text:span></text:p>
      <text:p text:style-name="P42">- update the latest dependencies of SPA →<text:span text:style-name="T17"> node index.js update-deps path branch</text:span></text:p>
      <text:p text:style-name="P42">- push the latest dependencies →<text:span text:style-name="T17"> node index.js push-deps path branch</text:span></text:p>
      <text:p text:style-name="P42">- <text:span text:style-name="T17">update and push the latest dependencies </text:span>→<text:span text:style-name="T17"> node index.js update-and-push-deps path branch</text:span></text:p>
      <text:p text:style-name="P42">- <text:span text:style-name="T17">generate html of current state of libs, plugins and SPA and backend </text:span>→<text:span text:style-name="T17"> node index.js versions</text:span></text:p>
      <text:p text:style-name="P43"/>
      <text:p text:style-name="P43"><text:span text:style-name="T19">## </text:span>V. 2. To-do in the future</text:p>
      <text:p text:style-name="P43">- <text:span text:style-name="T18">open current Jenkins build in browser when updating and pushing latest dependencies</text:span></text:p>
      <text:p text:style-name="P43">- dependency rollback → <text:s/>node index.js rollback-and-push-deps path branch</text:p>
      <text:p text:style-name="P43">- rollback of <text:span text:style-name="T18">SPA, when versioning of SPA will be introduced</text:span></text:p>
      <text:p text:style-name="P43">- <text:span text:style-name="T18">script to create a default DB</text:span></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hu" fo:country="H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1:21:09.342917273</meta:creation-date>
    <dc:date>2018-06-11T17:22:30.136533340</dc:date>
    <meta:editing-duration>PT59M47S</meta:editing-duration>
    <meta:editing-cycles>6</meta:editing-cycles>
    <meta:generator>LibreOffice/5.1.6.2$Linux_X86_64 LibreOffice_project/10m0$Build-2</meta:generator>
    <meta:document-statistic meta:table-count="0" meta:image-count="0" meta:object-count="0" meta:page-count="5" meta:paragraph-count="114" meta:word-count="955" meta:character-count="6369" meta:non-whitespace-character-count="5509"/>
  </office:meta>
</office:document-meta>
</file>